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ONS web page <text:span text:style-name="T1">/data</text:span> endpoint structure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Nearly every page has a /data endpoint that returns a JSON file with info.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The pages are hierarchical, thus: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Notional Level</text:p>
          </table:table-cell>
          <table:table-cell table:style-name="ce1"/>
          <table:table-cell table:style-name="ce1" office:value-type="string" calcext:value-type="string">
            <text:p>typ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home_pag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taxonomy_landing_pag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product_page</text:p>
          </table:table-cell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tent pages:</text:p>
          </table:table-cell>
          <table:table-cell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artic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icle_downlo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llet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endium_d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endium_landing_p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aset_landing_p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ic_methodolog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ic_methodology_downlo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ic_qm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seri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string" calcext:value-type="string">
            <text:p>cha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endium_chap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as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qu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erence_tab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ea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ic_adho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ic_artic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ic_landing_p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ic_p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series_datas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21:31:03.627683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21T09:36:14.871197640</meta:creation-date>
    <dc:date>2021-01-25T21:35:30.538417677</dc:date>
    <meta:editing-duration>PT18M31S</meta:editing-duration>
    <meta:editing-cycles>4</meta:editing-cycles>
    <meta:generator>LibreOffice/7.0.0.3$MacOSX_X86_64 LibreOffice_project/8061b3e9204bef6b321a21033174034a5e2ea88e</meta:generator>
    <meta:document-statistic meta:table-count="1" meta:cell-count="38" meta:object-count="0"/>
  </office:meta>
</office:document-meta>
</file>